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ffffcc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e6e6ff"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Ultrafine_20_Dashed" svg:stroke-width="0.025cm" svg:stroke-color="#000000" draw:marker-start-width="0.266cm" draw:marker-end-width="0.266cm" svg:stroke-opacity="100%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5" style:family="graphic" style:parent-style-name="standard">
      <style:graphic-properties svg:stroke-color="#000000" draw:fill="solid" draw:fill-color="#ffcc99" draw:textarea-horizontal-align="justify" draw:textarea-vertical-align="middle" draw:auto-grow-height="false"/>
    </style:style>
    <style:style style:name="gr6" style:family="graphic" style:parent-style-name="Object_20_with_20_no_20_fill_20_and_20_no_20_line">
      <style:graphic-properties draw:textarea-vertical-align="middle" draw:ole-draw-aspect="1"/>
    </style:style>
    <style:style style:name="gr7" style:family="graphic" style:parent-style-name="standard">
      <style:graphic-properties svg:stroke-color="#000000" draw:fill-color="#cfe7f5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025cm" svg:stroke-color="#000000" draw:marker-start-width="0.266cm" draw:marker-end="Rounded_20_short_20_Arrow" draw:marker-end-width="0.127cm" draw:fill="none" draw:textarea-vertical-align="middle" fo:padding-top="0.137cm" fo:padding-bottom="0.137cm" fo:padding-left="0.262cm" fo:padding-right="0.262cm"/>
    </style:style>
    <style:style style:name="gr9" style:family="graphic" style:parent-style-name="objectwithoutfill">
      <style:graphic-properties draw:stroke="solid" draw:stroke-dash="Ultrafine_20_Dashed" svg:stroke-width="0.025cm" svg:stroke-color="#000000" draw:marker-start-width="0.266cm" draw:marker-end="Rounded_20_short_20_Arrow" draw:marker-end-width="0.127cm" draw:fill="none" draw:textarea-vertical-align="middle" fo:padding-top="0.137cm" fo:padding-bottom="0.137cm" fo:padding-left="0.262cm" fo:padding-right="0.262cm"/>
    </style:style>
    <style:style style:name="gr10" style:family="graphic" style:parent-style-name="objectwithoutfill">
      <style:graphic-properties svg:stroke-width="0.025cm" draw:marker-start-width="0.266cm" draw:marker-end="Rounded_20_short_20_Arrow" draw:marker-end-width="0.127cm" draw:fill="none" draw:textarea-vertical-align="middle" fo:padding-top="0.137cm" fo:padding-bottom="0.137cm" fo:padding-left="0.262cm" fo:padding-right="0.262cm"/>
    </style:style>
    <style:style style:name="gr11" style:family="graphic" style:parent-style-name="objectwithoutfill">
      <style:graphic-properties draw:stroke="dash" draw:stroke-dash="Fine_20_Dashed" svg:stroke-width="0.025cm" svg:stroke-color="#ff3333" draw:marker-start-width="0.266cm" draw:marker-end="Rounded_20_short_20_Arrow" draw:marker-end-width="0.127cm" draw:fill="none" draw:textarea-vertical-align="middle" fo:padding-top="0.137cm" fo:padding-bottom="0.137cm" fo:padding-left="0.262cm" fo:padding-right="0.262cm"/>
    </style:style>
    <style:style style:name="gr12" style:family="graphic" style:parent-style-name="standard">
      <style:graphic-properties draw:stroke="dash" draw:stroke-dash="Fine_20_Dashed" svg:stroke-width="0.025cm" svg:stroke-color="#000000" draw:marker-start-width="0.266cm" draw:marker-end-width="0.266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13" style:family="graphic" style:parent-style-name="standard">
      <style:graphic-properties draw:stroke="none" svg:stroke-color="#000000" draw:fill="none" draw:fill-color="#ffffff" fo:min-height="0.508cm"/>
    </style:style>
    <style:style style:name="gr14" style:family="graphic" style:parent-style-name="standard">
      <style:graphic-properties draw:stroke="none" svg:stroke-color="#000000" draw:fill="none" draw:fill-color="#ffffff" fo:min-height="0.381cm"/>
    </style:style>
    <style:style style:name="gr15" style:family="graphic" style:parent-style-name="objectwithoutfill">
      <style:graphic-properties svg:stroke-width="0.102cm" svg:stroke-color="#666666" draw:marker-start-width="0.509cm" draw:marker-end="Rounded_20_short_20_Arrow" draw:marker-end-width="0.229cm" draw:fill="none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draw:stroke="none" svg:stroke-color="#000000" draw:fill="none" draw:fill-color="#ffffff" fo:min-height="0.639cm"/>
    </style:style>
    <style:style style:name="gr17" style:family="graphic" style:parent-style-name="standard">
      <style:graphic-properties draw:stroke="none" svg:stroke-color="#000000" draw:fill="none" draw:fill-color="#ffffff" fo:min-height="0.762cm"/>
    </style:style>
    <style:style style:name="gr18" style:family="graphic" style:parent-style-name="standard">
      <style:graphic-properties svg:stroke-color="#ffffff" draw:fill="none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none" draw:fill-color="#ffffff" fo:min-height="0.715cm"/>
    </style:style>
    <style:style style:name="gr20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8pt" style:font-size-asian="8pt" style:font-size-complex="8pt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P5" style:family="paragraph">
      <style:paragraph-properties fo:margin-left="0cm" fo:margin-right="0cm" fo:margin-top="0.6cm" fo:margin-bottom="0.6cm" fo:line-height="100%" fo:text-align="center" fo:text-indent="0cm"/>
    </style:style>
    <style:style style:name="P6" style:family="paragraph">
      <style:paragraph-properties fo:margin-left="0cm" fo:margin-right="0cm" fo:margin-top="0.6cm" fo:margin-bottom="0.6cm" fo:line-height="100%" fo:text-align="center" fo:text-indent="0cm"/>
      <style:text-properties fo:font-size="8pt" style:font-size-asian="8pt" style:font-size-complex="8pt"/>
    </style:style>
    <style:style style:name="P7" style:family="paragraph">
      <style:paragraph-properties fo:line-height="100%" fo:text-align="center"/>
    </style:style>
    <style:style style:name="P8" style:family="paragraph">
      <style:paragraph-properties fo:line-height="100%" fo:text-align="center"/>
      <style:text-properties fo:font-size="6pt" style:font-size-asian="6pt" style:font-size-complex="6pt"/>
    </style:style>
    <style:style style:name="T1" style:family="text">
      <style:text-properties fo:font-size="10pt" fo:language="fr" fo:country="FR" style:font-size-asian="10pt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fo:language="fr" fo:country="FR" style:font-size-asian="8pt" style:font-size-complex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font-size="6pt" fo:language="fr" fo:country="FR" style:font-size-asian="6pt" style:font-size-complex="6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Droid Sans Fallback" style:font-size-asian="6pt" style:font-style-asian="normal" style:font-weight-asian="normal" style:font-name-complex="Free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pt" fo:language="fr" fo:country="FR" fo:font-style="normal" fo:text-shadow="none" style:text-underline-style="none" fo:font-weight="normal" style:letter-kerning="true" style:font-name-asian="Droid Sans Fallback" style:font-size-asian="6pt" style:font-style-asian="normal" style:font-weight-asian="normal" style:font-name-complex="FreeSans" style:font-size-complex="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762cm" svg:height="0.635cm" svg:x="6.277cm" svg:y="8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8" draw:id="id18" draw:layer="layout" svg:width="2.921cm" svg:height="3.429cm" svg:x="1.843cm" svg:y="3.894cm">
          <text:p text:style-name="P1"><text:span text:style-name="T1">Annuaire</text:span><text:span text:style-name="T2"> </text:span></text:p>
          <text:p text:style-name="P1"><text:span text:style-name="T1">Des</text:span><text:span text:style-name="T2"> services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2" xml:id="id12" draw:id="id12" draw:layer="layout" svg:width="2.921cm" svg:height="1.372cm" svg:x="1.838cm" svg:y="9.508cm">
          <text:p text:style-name="P2"><text:span text:style-name="T1">Requête</text:span><text:span text:style-name="T2"> </text:span></text:p>
          <text:p text:style-name="P2"><text:span text:style-name="T1">De</text:span><text:span text:style-name="T2"> compos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302cm" svg:height="9.398cm" svg:x="1.66cm" svg:y="3.0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1" draw:id="id1" draw:layer="layout" svg:width="0.762cm" svg:height="0.762cm" svg:x="6.263cm" svg:y="4.7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0.456cm" svg:height="0.357cm" svg:x="6.415cm" svg:y="5.00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7" draw:text-style-name="P1" xml:id="id2" draw:id="id2" draw:layer="layout" svg:width="0.762cm" svg:height="0.762cm" svg:x="7.664cm" svg:y="4.2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0.456cm" svg:height="0.357cm" svg:x="7.816cm" svg:y="4.50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7" draw:text-style-name="P1" xml:id="id4" draw:id="id4" draw:layer="layout" svg:width="0.762cm" svg:height="0.762cm" svg:x="7.664cm" svg:y="5.4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0.456cm" svg:height="0.357cm" svg:x="7.816cm" svg:y="5.703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5" draw:text-style-name="P1" xml:id="id3" draw:id="id3" draw:layer="layout" svg:width="0.762cm" svg:height="0.762cm" svg:x="10.164cm" svg:y="4.7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0.681cm" svg:height="0.355cm" svg:x="10.122cm" svg:y="4.996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5" draw:text-style-name="P1" xml:id="id5" draw:id="id5" draw:layer="layout" svg:width="0.762cm" svg:height="0.762cm" svg:x="6.265cm" svg:y="6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0.456cm" svg:height="0.357cm" svg:x="6.417cm" svg:y="6.504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7" draw:text-style-name="P1" xml:id="id6" draw:id="id6" draw:layer="layout" svg:width="0.762cm" svg:height="0.762cm" svg:x="8.765cm" svg:y="6.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0.456cm" svg:height="0.357cm" svg:x="8.917cm" svg:y="6.504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onnector draw:style-name="gr8" draw:text-style-name="P1" draw:layer="layout" draw:type="line" svg:x1="7.025cm" svg:y1="5.129cm" svg:x2="7.664cm" svg:y2="4.63cm" draw:start-shape="id1" draw:start-glue-point="10" draw:end-shape="id2" draw:end-glue-point="6" svg:d="M7025 5129l639-499" svg:viewBox="0 0 640 500">
          <text:p/>
        </draw:connector>
        <draw:connector draw:style-name="gr9" draw:text-style-name="P1" draw:layer="layout" draw:type="line" svg:x1="8.426cm" svg:y1="4.63cm" svg:x2="10.164cm" svg:y2="5.13cm" draw:start-shape="id2" draw:start-glue-point="10" draw:end-shape="id3" draw:end-glue-point="6" svg:d="M8426 4630l1738 500" svg:viewBox="0 0 1739 501">
          <text:p/>
        </draw:connector>
        <draw:connector draw:style-name="gr10" draw:text-style-name="P1" draw:layer="layout" draw:type="line" svg:x1="8.426cm" svg:y1="5.83cm" svg:x2="10.275cm" svg:y2="5.4cm" draw:start-shape="id4" draw:start-glue-point="10" draw:end-shape="id3" draw:end-glue-point="7" svg:d="M8426 5830l1849-430" svg:viewBox="0 0 1850 431">
          <text:p/>
        </draw:connector>
        <draw:connector draw:style-name="gr10" draw:text-style-name="P1" draw:layer="layout" draw:type="line" svg:x1="7.027cm" svg:y1="6.631cm" svg:x2="8.765cm" svg:y2="6.531cm" draw:start-shape="id5" draw:start-glue-point="10" draw:end-shape="id6" draw:end-glue-point="6" svg:d="M7027 6631l1738-100" svg:viewBox="0 0 1739 101">
          <text:p/>
        </draw:connector>
        <draw:custom-shape draw:style-name="gr5" draw:text-style-name="P1" xml:id="id27" draw:id="id27" draw:layer="layout" svg:width="0.762cm" svg:height="0.762cm" svg:x="12.558cm" svg:y="7.4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0.555cm" svg:height="0.386cm" svg:x="12.61cm" svg:y="7.589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custom-shape draw:style-name="gr5" draw:text-style-name="P1" xml:id="id8" draw:id="id8" draw:layer="layout" svg:width="0.762cm" svg:height="0.762cm" svg:x="14.759cm" svg:y="7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0.558cm" svg:height="0.391cm" svg:x="14.811cm" svg:y="7.59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connector draw:style-name="gr11" draw:text-style-name="P1" draw:layer="layout" draw:type="line" svg:x1="14.521cm" svg:y1="7.217cm" svg:x2="14.87cm" svg:y2="7.547cm" draw:start-shape="id7" draw:start-glue-point="10" draw:end-shape="id8" draw:end-glue-point="5" svg:d="M14521 7217l349 330" svg:viewBox="0 0 350 331">
          <text:p/>
        </draw:connector>
        <draw:custom-shape draw:style-name="gr7" draw:text-style-name="P1" xml:id="id9" draw:id="id9" draw:layer="layout" svg:width="0.762cm" svg:height="0.762cm" svg:x="7.664cm" svg:y="6.9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0.47cm" svg:height="0.361cm" svg:x="7.816cm" svg:y="7.202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7" draw:text-style-name="P1" xml:id="id10" draw:id="id10" draw:layer="layout" svg:width="0.762cm" svg:height="0.762cm" svg:x="9.065cm" svg:y="6.9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0.456cm" svg:height="0.357cm" svg:x="9.217cm" svg:y="7.203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custom-shape draw:style-name="gr5" draw:text-style-name="P1" xml:id="id11" draw:id="id11" draw:layer="layout" svg:width="0.762cm" svg:height="0.762cm" svg:x="10.146cm" svg:y="6.1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0.455cm" svg:height="0.356cm" svg:x="10.298cm" svg:y="6.41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connector draw:style-name="gr10" draw:text-style-name="P1" draw:layer="layout" draw:type="line" svg:x1="8.426cm" svg:y1="7.329cm" svg:x2="9.065cm" svg:y2="7.33cm" draw:start-shape="id9" draw:start-glue-point="10" draw:end-shape="id10" draw:end-glue-point="6" svg:d="M8426 7329l639 1" svg:viewBox="0 0 640 2">
          <text:p/>
        </draw:connector>
        <draw:connector draw:style-name="gr10" draw:text-style-name="P1" draw:layer="layout" draw:type="line" svg:x1="9.716cm" svg:y1="7.06cm" svg:x2="10.257cm" svg:y2="6.807cm" draw:start-shape="id10" draw:start-glue-point="11" draw:end-shape="id11" draw:end-glue-point="7" svg:d="M9716 7060l541-253" svg:viewBox="0 0 542 254">
          <text:p/>
        </draw:connector>
        <draw:connector draw:style-name="gr10" draw:text-style-name="P1" draw:layer="layout" draw:type="line" svg:x1="7.027cm" svg:y1="6.631cm" svg:x2="7.664cm" svg:y2="7.329cm" draw:start-shape="id5" draw:start-glue-point="10" draw:end-shape="id9" draw:end-glue-point="6" svg:d="M7027 6631l637 698" svg:viewBox="0 0 638 699">
          <text:p/>
        </draw:connector>
        <draw:connector draw:style-name="gr10" draw:text-style-name="P1" draw:layer="layout" draw:type="line" svg:x1="8.426cm" svg:y1="5.83cm" svg:x2="8.876cm" svg:y2="6.261cm" draw:start-shape="id4" draw:start-glue-point="10" draw:end-shape="id6" draw:end-glue-point="5" svg:d="M8426 5830l450 431" svg:viewBox="0 0 451 432">
          <text:p/>
        </draw:connector>
        <draw:connector draw:style-name="gr10" draw:text-style-name="P1" draw:layer="layout" draw:type="line" svg:x1="9.527cm" svg:y1="6.531cm" svg:x2="10.146cm" svg:y2="6.537cm" draw:start-shape="id6" draw:start-glue-point="10" draw:end-shape="id11" draw:end-glue-point="6" svg:d="M9527 6531l619 6" svg:viewBox="0 0 620 7">
          <text:p/>
        </draw:connector>
        <draw:connector draw:style-name="gr10" draw:text-style-name="P1" draw:layer="layout" draw:type="line" svg:x1="7.027cm" svg:y1="6.631cm" svg:x2="7.664cm" svg:y2="5.83cm" draw:start-shape="id5" draw:start-glue-point="10" draw:end-shape="id4" draw:end-glue-point="6" svg:d="M7027 6631l637-801" svg:viewBox="0 0 638 802">
          <text:p/>
        </draw:connector>
        <draw:frame draw:style-name="gr6" draw:text-style-name="P1" draw:layer="layout" svg:width="0.532cm" svg:height="0.391cm" svg:x="6.419cm" svg:y="8.706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ustom-shape draw:style-name="gr12" draw:text-style-name="P1" xml:id="id14" draw:id="id14" draw:layer="layout" svg:width="1.159cm" svg:height="2.921cm" svg:x="6.069cm" svg:y="8.4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15" draw:id="id15" draw:layer="layout" svg:width="1.159cm" svg:height="2.794cm" svg:x="6.069cm" svg:y="4.4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17" draw:id="id17" draw:layer="layout" svg:width="3.15cm" svg:height="2.121cm" svg:x="12.444cm" svg:y="6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16" draw:id="id16" draw:layer="layout" svg:width="6.396cm" svg:height="9.398cm" svg:x="5.399cm" svg:y="3.0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xml:id="id13" draw:id="id13" draw:layer="layout" svg:width="5.645cm" svg:height="4.037cm" svg:x="5.769cm" svg:y="8.1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xml:id="id19" draw:id="id19" draw:layer="layout" svg:width="5.645cm" svg:height="4.475cm" svg:x="5.775cm" svg:y="3.3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3" draw:layer="layout" svg:width="5.334cm" svg:height="0.758cm" svg:x="1.57cm" svg:y="2.397cm">
          <draw:text-box>
            <text:p><text:span text:style-name="T3">Problème</text:span><text:span text:style-name="T4"> </text:span><text:span text:style-name="T3">de</text:span><text:span text:style-name="T4"> composition</text:span></text:p>
          </draw:text-box>
        </draw:frame>
        <draw:frame draw:style-name="gr14" draw:text-style-name="P3" draw:layer="layout" svg:width="6.368cm" svg:height="0.631cm" svg:x="5.481cm" svg:y="2.401cm">
          <draw:text-box>
            <text:p><text:span text:style-name="T3">Problème du recherche de plus court chemin</text:span></text:p>
          </draw:text-box>
        </draw:frame>
        <draw:connector draw:style-name="gr15" draw:text-style-name="P1" draw:layer="layout" draw:type="line" svg:x1="4.759cm" svg:y1="10.194cm" svg:x2="5.769cm" svg:y2="10.206cm" draw:start-shape="id12" draw:start-glue-point="1" draw:end-shape="id13" draw:end-glue-point="3" svg:d="M4759 10194l1010 12" svg:viewBox="0 0 1011 13">
          <text:p/>
        </draw:connector>
        <draw:frame draw:style-name="gr16" draw:text-style-name="P4" draw:layer="layout" svg:width="1.651cm" svg:height="0.889cm" svg:x="5.769cm" svg:y="11.441cm">
          <draw:text-box>
            <text:p text:style-name="P1"><text:span text:style-name="T5"><text:s/></text:span><text:span text:style-name="T6">paramètres</text:span><text:span text:style-name="T5"> <text:s/></text:span><text:span text:style-name="T6">D'entrée</text:span><text:span text:style-name="T5"> </text:span></text:p>
          </draw:text-box>
        </draw:frame>
        <draw:frame draw:style-name="gr17" draw:text-style-name="P4" draw:layer="layout" svg:width="1.651cm" svg:height="1.012cm" svg:x="9.66cm" svg:y="11.441cm">
          <draw:text-box>
            <text:p text:style-name="P1"><text:span text:style-name="T5"><text:s/></text:span><text:span text:style-name="T6">paramètres</text:span><text:span text:style-name="T5"> <text:s/>D</text:span><text:span text:style-name="T6">e</text:span><text:span text:style-name="T5"> sortie</text:span></text:p>
          </draw:text-box>
        </draw:frame>
        <draw:custom-shape draw:style-name="gr18" draw:text-style-name="P1" draw:layer="layout" svg:width="14.224cm" svg:height="10.033cm" svg:x="1.508cm" svg:y="2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1" draw:layer="layout" draw:type="line" svg:x1="6.648cm" svg:y1="8.474cm" svg:x2="6.648cm" svg:y2="7.242cm" draw:start-shape="id14" draw:start-glue-point="0" draw:end-shape="id15" draw:end-glue-point="2" svg:d="M6648 8474v-1232" svg:viewBox="0 0 1 1233">
          <text:p/>
        </draw:connector>
        <draw:connector draw:style-name="gr15" draw:text-style-name="P1" draw:layer="layout" draw:type="line" svg:x1="11.795cm" svg:y1="7.761cm" svg:x2="12.444cm" svg:y2="7.775cm" draw:start-shape="id16" draw:start-glue-point="1" draw:end-shape="id17" draw:end-glue-point="3" svg:d="M11795 7761l649 14" svg:viewBox="0 0 650 15">
          <text:p/>
        </draw:connector>
        <draw:connector draw:style-name="gr15" draw:text-style-name="P1" draw:layer="layout" draw:type="line" svg:x1="4.764cm" svg:y1="5.609cm" svg:x2="5.775cm" svg:y2="5.623cm" draw:start-shape="id18" draw:start-glue-point="8" draw:end-shape="id19" svg:d="M4764 5609l1011 14" svg:viewBox="0 0 1012 15">
          <text:p/>
        </draw:connector>
        <draw:frame draw:style-name="gr19" draw:text-style-name="P6" draw:layer="layout" svg:width="3.031cm" svg:height="0.977cm" svg:x="12.301cm" svg:y="5.709cm">
          <draw:text-box>
            <text:p text:style-name="P5"><text:span text:style-name="T7">Plan </text:span><text:span text:style-name="T8">de</text:span><text:span text:style-name="T7"> composition <text:s/>A</text:span><text:span text:style-name="T8">ssocié</text:span><text:span text:style-name="T7"> </text:span><text:span text:style-name="T8">au</text:span><text:span text:style-name="T7"> service Web composite </text:span></text:p>
          </draw:text-box>
        </draw:frame>
        <draw:frame draw:style-name="gr6" draw:text-style-name="P1" draw:layer="layout" svg:width="0.844cm" svg:height="0.312cm" svg:x="14.837cm" svg:y="5.818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6" draw:text-style-name="P1" draw:layer="layout" svg:width="0.5cm" svg:height="0.361cm" svg:x="14.313cm" svg:y="6.227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6" draw:text-style-name="P1" draw:layer="layout" svg:width="0.47cm" svg:height="0.419cm" svg:x="7.05cm" svg:y="11.695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custom-shape draw:style-name="gr1" draw:text-style-name="P1" xml:id="id21" draw:id="id21" draw:layer="layout" svg:width="0.762cm" svg:height="0.635cm" svg:x="6.277cm" svg:y="9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1" draw:layer="layout" svg:width="0.53cm" svg:height="0.391cm" svg:x="6.419cm" svg:y="9.706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1" draw:text-style-name="P1" xml:id="id20" draw:id="id20" draw:layer="layout" svg:width="0.762cm" svg:height="0.635cm" svg:x="6.277cm" svg:y="10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1" draw:layer="layout" svg:width="0.531cm" svg:height="0.391cm" svg:x="6.419cm" svg:y="10.706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onnector draw:style-name="gr20" draw:text-style-name="P1" draw:layer="layout" draw:type="line" svg:x1="6.658cm" svg:y1="10.601cm" svg:x2="6.658cm" svg:y2="10.236cm" draw:start-shape="id20" draw:start-glue-point="0" draw:end-shape="id21" draw:end-glue-point="2" svg:d="M6658 10601v-365" svg:viewBox="0 0 1 366">
          <text:p/>
        </draw:connector>
        <draw:custom-shape draw:style-name="gr4" draw:text-style-name="P1" xml:id="id25" draw:id="id25" draw:layer="layout" svg:width="1.159cm" svg:height="2.794cm" svg:x="9.969cm" svg:y="4.4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8" draw:layer="layout" svg:width="1.542cm" svg:height="0.758cm" svg:x="5.796cm" svg:y="3.444cm">
          <draw:text-box>
            <text:p text:style-name="P7"><text:span text:style-name="T6">Services</text:span></text:p>
            <text:p text:style-name="P7"><text:span text:style-name="T6">Du départ</text:span></text:p>
          </draw:text-box>
        </draw:frame>
        <draw:frame draw:style-name="gr13" draw:text-style-name="P8" draw:layer="layout" svg:width="1.542cm" svg:height="0.758cm" svg:x="9.642cm" svg:y="3.444cm">
          <draw:text-box>
            <text:p text:style-name="P7"><text:span text:style-name="T6">Services</text:span></text:p>
            <text:p text:style-name="P7"><text:span text:style-name="T6">D'arrivée</text:span></text:p>
          </draw:text-box>
        </draw:frame>
        <draw:custom-shape draw:style-name="gr1" draw:text-style-name="P1" draw:layer="layout" svg:width="0.762cm" svg:height="0.635cm" svg:x="10.166cm" svg:y="8.5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1" draw:layer="layout" svg:width="0.608cm" svg:height="0.391cm" svg:x="10.219cm" svg:y="8.706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custom-shape draw:style-name="gr12" draw:text-style-name="P1" xml:id="id24" draw:id="id24" draw:layer="layout" svg:width="1.159cm" svg:height="2.921cm" svg:x="9.968cm" svg:y="8.4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3" draw:id="id23" draw:layer="layout" svg:width="0.762cm" svg:height="0.635cm" svg:x="10.166cm" svg:y="9.6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1" draw:layer="layout" svg:width="0.607cm" svg:height="0.391cm" svg:x="10.219cm" svg:y="9.706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custom-shape draw:style-name="gr1" draw:text-style-name="P1" xml:id="id22" draw:id="id22" draw:layer="layout" svg:width="0.762cm" svg:height="0.635cm" svg:x="10.166cm" svg:y="10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1" draw:layer="layout" svg:width="0.632cm" svg:height="0.391cm" svg:x="10.219cm" svg:y="10.706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connector draw:style-name="gr20" draw:text-style-name="P1" draw:layer="layout" draw:type="line" svg:x1="10.547cm" svg:y1="10.601cm" svg:x2="10.547cm" svg:y2="10.246cm" draw:start-shape="id22" draw:start-glue-point="0" draw:end-shape="id23" draw:end-glue-point="2" svg:d="M10547 10601v-355" svg:viewBox="0 0 1 356">
          <text:p/>
        </draw:connector>
        <draw:connector draw:style-name="gr15" draw:text-style-name="P1" draw:layer="layout" draw:type="line" svg:x1="10.547cm" svg:y1="8.468cm" svg:x2="10.548cm" svg:y2="7.242cm" draw:start-shape="id24" draw:start-glue-point="0" draw:end-shape="id25" svg:d="M10547 8468l1-1226" svg:viewBox="0 0 2 1227">
          <text:p/>
        </draw:connector>
        <draw:frame draw:style-name="gr6" draw:text-style-name="P1" draw:layer="layout" svg:width="0.546cm" svg:height="0.419cm" svg:x="10.906cm" svg:y="11.693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custom-shape draw:style-name="gr5" draw:text-style-name="P1" xml:id="id7" draw:id="id7" draw:layer="layout" svg:width="0.762cm" svg:height="0.762cm" svg:x="13.759cm" svg:y="6.8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0.562cm" svg:height="0.385cm" svg:x="13.811cm" svg:y="6.99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custom-shape draw:style-name="gr5" draw:text-style-name="P1" draw:layer="layout" svg:width="0.762cm" svg:height="0.762cm" svg:x="13.759cm" svg:y="7.9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xml:id="id26" draw:id="id26" draw:layer="layout" svg:width="0.684cm" svg:height="0.385cm" svg:x="13.811cm" svg:y="8.09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connector draw:style-name="gr11" draw:text-style-name="P1" draw:layer="layout" draw:type="line" svg:x1="14.495cm" svg:y1="8.282cm" svg:x2="14.87cm" svg:y2="8.087cm" draw:start-shape="id26" draw:start-glue-point="1" draw:end-shape="id8" draw:end-glue-point="7" svg:d="M14495 8282l375-195" svg:viewBox="0 0 376 196">
          <text:p/>
        </draw:connector>
        <draw:connector draw:style-name="gr11" draw:text-style-name="P1" draw:layer="layout" draw:type="line" svg:x1="13.209cm" svg:y1="7.546cm" svg:x2="13.759cm" svg:y2="7.217cm" draw:start-shape="id27" draw:start-glue-point="11" draw:end-shape="id7" draw:end-glue-point="6" svg:d="M13209 7546l550-329" svg:viewBox="0 0 551 330">
          <text:p/>
        </draw:connector>
        <draw:frame draw:style-name="gr6" draw:text-style-name="P1" draw:layer="layout" svg:width="0.486cm" svg:height="0.419cm" svg:x="6.45cm" svg:y="3.996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6" draw:text-style-name="P1" draw:layer="layout" svg:width="0.529cm" svg:height="0.419cm" svg:x="10.25cm" svg:y="3.997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lah Eddine</meta:initial-creator>
    <meta:creation-date>2016-01-08T19:57:32.425202072</meta:creation-date>
    <dc:date>2016-01-15T19:16:54.154384412</dc:date>
    <dc:creator>Salah Eddine</dc:creator>
    <meta:editing-duration>PT3H45M48S</meta:editing-duration>
    <meta:editing-cycles>112</meta:editing-cycles>
    <meta:generator>LibreOffice/4.2.8.2$Linux_X86_64 LibreOffice_project/420m0$Build-2</meta:generator>
    <meta:document-statistic meta:object-count="83"/>
  </office:meta>
</office:document-meta>
</file>

<file path=Object 1/content.xml><?xml version="1.0" encoding="utf-8"?>
<math xmlns="http://www.w3.org/1998/Math/MathML" display="block">
  <semantics>
    <msub>
      <mi>S</mi>
      <mn>0</mn>
    </msub>
    <annotation encoding="StarMath 5.0">S_0</annotation>
  </semantics>
</math>
</file>

<file path=Object 10/content.xml><?xml version="1.0" encoding="utf-8"?>
<math xmlns="http://www.w3.org/1998/Math/MathML" display="block">
  <semantics>
    <msub>
      <mi>S</mi>
      <mn>4</mn>
    </msub>
    <annotation encoding="StarMath 5.0">S_4</annotation>
  </semantics>
</math>
</file>

<file path=Object 11/content.xml><?xml version="1.0" encoding="utf-8"?>
<math xmlns="http://www.w3.org/1998/Math/MathML" display="block">
  <semantics>
    <msub>
      <mi>S</mi>
      <mn>6</mn>
    </msub>
    <annotation encoding="StarMath 5.0">S_6</annotation>
  </semantics>
</math>
</file>

<file path=Object 12/content.xml><?xml version="1.0" encoding="utf-8"?>
<math xmlns="http://www.w3.org/1998/Math/MathML" display="block">
  <semantics>
    <msub>
      <mi>I</mi>
      <msub>
        <mi>Q</mi>
        <mn>1</mn>
      </msub>
    </msub>
    <annotation encoding="StarMath 5.0">I_{Q_1}</annotation>
  </semantics>
</math>
</file>

<file path=Object 13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4/content.xml><?xml version="1.0" encoding="utf-8"?>
<math xmlns="http://www.w3.org/1998/Math/MathML" display="block">
  <semantics>
    <msub>
      <mi>I</mi>
      <msub>
        <mi>Q</mi>
        <mi>n</mi>
      </msub>
    </msub>
    <annotation encoding="StarMath 5.0">I_{Q_n}</annotation>
  </semantics>
</math>
</file>

<file path=Object 15/content.xml><?xml version="1.0" encoding="utf-8"?>
<math xmlns="http://www.w3.org/1998/Math/MathML" display="block">
  <semantics>
    <msub>
      <mi>I</mi>
      <msub>
        <mi>Q</mi>
        <mn>0</mn>
      </msub>
    </msub>
    <annotation encoding="StarMath 5.0">I_{Q_0}</annotation>
  </semantics>
</math>
</file>

<file path=Object 16/content.xml><?xml version="1.0" encoding="utf-8"?>
<math xmlns="http://www.w3.org/1998/Math/MathML" display="block">
  <semantics>
    <msub>
      <mi>O</mi>
      <msub>
        <mi>Q</mi>
        <mn>0</mn>
      </msub>
    </msub>
    <annotation encoding="StarMath 5.0">O_{Q_0}</annotation>
  </semantics>
</math>
</file>

<file path=Object 17/content.xml><?xml version="1.0" encoding="utf-8"?>
<math xmlns="http://www.w3.org/1998/Math/MathML" display="block">
  <semantics>
    <msub>
      <mi>O</mi>
      <msub>
        <mi>Q</mi>
        <mn>1</mn>
      </msub>
    </msub>
    <annotation encoding="StarMath 5.0">O_{Q_1}</annotation>
  </semantics>
</math>
</file>

<file path=Object 18/content.xml><?xml version="1.0" encoding="utf-8"?>
<math xmlns="http://www.w3.org/1998/Math/MathML" display="block">
  <semantics>
    <msub>
      <mi>O</mi>
      <msub>
        <mi>Q</mi>
        <mi>m</mi>
      </msub>
    </msub>
    <annotation encoding="StarMath 5.0">O_{Q_m}</annotation>
  </semantics>
</math>
</file>

<file path=Object 19/content.xml><?xml version="1.0" encoding="utf-8"?>
<math xmlns="http://www.w3.org/1998/Math/MathML" display="block">
  <semantics>
    <msub>
      <mi>I</mi>
      <mi>Q</mi>
    </msub>
    <annotation encoding="StarMath 5.0">I_Q</annotation>
  </semantics>
</math>
</file>

<file path=Object 2/content.xml><?xml version="1.0" encoding="utf-8"?>
<math xmlns="http://www.w3.org/1998/Math/MathML" display="block">
  <semantics>
    <msub>
      <mi>S</mi>
      <mn>2</mn>
    </msub>
    <annotation encoding="StarMath 5.0">S_2</annotation>
  </semantics>
</math>
</file>

<file path=Object 20/content.xml><?xml version="1.0" encoding="utf-8"?>
<math xmlns="http://www.w3.org/1998/Math/MathML" display="block">
  <semantics>
    <msub>
      <mi>O</mi>
      <mi>Q</mi>
    </msub>
    <annotation encoding="StarMath 5.0">O_Q</annotation>
  </semantics>
</math>
</file>

<file path=Object 21/content.xml><?xml version="1.0" encoding="utf-8"?>
<math xmlns="http://www.w3.org/1998/Math/MathML" display="block">
  <semantics>
    <msub>
      <mi>S</mi>
      <msub>
        <mi>Q</mi>
        <mi>p</mi>
      </msub>
    </msub>
    <annotation encoding="StarMath 5.0">S_{Q_p}</annotation>
  </semantics>
</math>
</file>

<file path=Object 22/content.xml><?xml version="1.0" encoding="utf-8"?>
<math xmlns="http://www.w3.org/1998/Math/MathML" display="block">
  <semantics>
    <msub>
      <mi>S</mi>
      <mi>Q</mi>
    </msub>
    <annotation encoding="StarMath 5.0">S_Q</annotation>
  </semantics>
</math>
</file>

<file path=Object 23/content.xml><?xml version="1.0" encoding="utf-8"?>
<math xmlns="http://www.w3.org/1998/Math/MathML" display="block">
  <semantics>
    <msub>
      <mi>S</mi>
      <msub>
        <mi>Q</mi>
        <mrow>
          <mi>p</mi>
          <mo stretchy="false">+</mo>
          <mn>1</mn>
        </mrow>
      </msub>
    </msub>
    <annotation encoding="StarMath 5.0">S_{Q_{p+1}}</annotation>
  </semantics>
</math>
</file>

<file path=Object 24/content.xml><?xml version="1.0" encoding="utf-8"?>
<math xmlns="http://www.w3.org/1998/Math/MathML" display="block">
  <semantics>
    <msub>
      <mi>R</mi>
      <mi>I</mi>
    </msub>
    <annotation encoding="StarMath 5.0">R_I</annotation>
  </semantics>
</math>
</file>

<file path=Object 25/content.xml><?xml version="1.0" encoding="utf-8"?>
<math xmlns="http://www.w3.org/1998/Math/MathML" display="block">
  <semantics>
    <msub>
      <mi>R</mi>
      <mi>O</mi>
    </msub>
    <annotation encoding="StarMath 5.0">R_O</annotation>
  </semantics>
</math>
</file>

<file path=Object 3/content.xml><?xml version="1.0" encoding="utf-8"?>
<math xmlns="http://www.w3.org/1998/Math/MathML" display="block">
  <semantics>
    <msub>
      <mi>S</mi>
      <mn>3</mn>
    </msub>
    <annotation encoding="StarMath 5.0">S_3</annotation>
  </semantics>
</math>
</file>

<file path=Object 4/content.xml><?xml version="1.0" encoding="utf-8"?>
<math xmlns="http://www.w3.org/1998/Math/MathML" display="block">
  <semantics>
    <msub>
      <mi>S</mi>
      <mrow>
        <mi>n</mi>
        <mo stretchy="false">−</mo>
        <mn>1</mn>
      </mrow>
    </msub>
    <annotation encoding="StarMath 5.0">S_{n-1}</annotation>
  </semantics>
</math>
</file>

<file path=Object 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6/content.xml><?xml version="1.0" encoding="utf-8"?>
<math xmlns="http://www.w3.org/1998/Math/MathML" display="block">
  <semantics>
    <msub>
      <mi>S</mi>
      <mn>5</mn>
    </msub>
    <annotation encoding="StarMath 5.0">S_5</annotation>
  </semantics>
</math>
</file>

<file path=Object 7/content.xml><?xml version="1.0" encoding="utf-8"?>
<math xmlns="http://www.w3.org/1998/Math/MathML" display="block">
  <semantics>
    <msub>
      <mi>S</mi>
      <msub>
        <mi>Q</mi>
        <mn>0</mn>
      </msub>
    </msub>
    <annotation encoding="StarMath 5.0">S_{Q_0}</annotation>
  </semantics>
</math>
</file>

<file path=Object 8/content.xml><?xml version="1.0" encoding="utf-8"?>
<math xmlns="http://www.w3.org/1998/Math/MathML" display="block">
  <semantics>
    <mrow>
      <mi>P</mi>
      <mo stretchy="false">≡</mo>
      <mi>G</mi>
    </mrow>
    <annotation encoding="StarMath 5.0">P  equiv G </annotation>
  </semantics>
</math>
</file>

<file path=Object 9/content.xml><?xml version="1.0" encoding="utf-8"?>
<math xmlns="http://www.w3.org/1998/Math/MathML" display="block">
  <semantics>
    <msub>
      <mi>S</mi>
      <msub>
        <mi>Q</mi>
        <mi>n</mi>
      </msub>
    </msub>
    <annotation encoding="StarMath 5.0">S_{Q_n}
</annotation>
  </semantics>
</math>
</file>